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I</mi>
        <mn>0</mn>
      </msub>
      <mrow>
        <mi/>
        <mo stretchy="false">=</mo>
        <mi/>
      </mrow>
      <mfrac>
        <msub>
          <mi>U</mi>
          <mn>0</mn>
        </msub>
        <mrow>
          <mo stretchy="false">∣</mo>
          <mrow>
            <mi>Z</mi>
          </mrow>
          <mo stretchy="false">∣</mo>
        </mrow>
      </mfrac>
      <mrow>
        <mi/>
        <mo stretchy="false">=</mo>
        <mi/>
      </mrow>
      <mfrac>
        <msub>
          <mi>U</mi>
          <mn>0</mn>
        </msub>
        <msqrt>
          <mrow>
            <msup>
              <mi>R</mi>
              <mn>2</mn>
            </msup>
            <mrow>
              <mi/>
              <mo stretchy="false">+</mo>
              <mi/>
            </mrow>
            <msup>
              <mrow>
                <mo stretchy="false">(</mo>
                <mrow>
                  <mover accent="true">
                    <mo stretchy="false">ω</mo>
                    <mo stretchy="false">̄</mo>
                  </mover>
                  <mrow>
                    <mi/>
                    <mo stretchy="false">−</mo>
                    <mi/>
                  </mrow>
                  <mrow>
                    <mn>1</mn>
                    <mo stretchy="false">/</mo>
                    <mover accent="true">
                      <mo stretchy="false">ω</mo>
                      <mo stretchy="false">̄</mo>
                    </mover>
                  </mrow>
                  <mi>C</mi>
                </mrow>
                <mo stretchy="false">)</mo>
              </mrow>
              <mn>2</mn>
            </msup>
          </mrow>
        </msqrt>
      </mfrac>
    </mrow>
    <annotation encoding="StarMath 5.0">I_0 `=` U_0 over lline Z rline `=` U_0 over sqrt {R^2 `+` ( bar %iomega `-` 1 / bar %iomega C )^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20:40:34.760000000</meta:creation-date>
    <meta:generator>LibreOffice/4.1.4.2$Windows_x86 LibreOffice_project/0a0440ccc0227ad9829de5f46be37cfb6edcf72</meta:generator>
  </office:meta>
</office:document-meta>
</file>